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style:contextual-spacing="false" fo:line-height="100%" fo:text-align="center" style:justify-single-word="false"/>
      <style:text-properties fo:color="#999999" loext:opacity="100%" style:font-name="Times New Roman" fo:font-size="10pt" fo:font-weight="bold" officeooo:rsid="0002ad93" officeooo:paragraph-rsid="00058481" style:font-size-asian="10pt" style:font-weight-asian="bold" style:font-size-complex="10pt" style:font-weight-complex="bold"/>
    </style:style>
    <style:style style:name="P2" style:family="paragraph" style:parent-style-name="Header">
      <style:paragraph-properties fo:margin-top="0cm" fo:margin-bottom="0cm" style:contextual-spacing="false" fo:line-height="100%" fo:text-align="center" style:justify-single-word="false"/>
      <style:text-properties fo:color="#999999" loext:opacity="100%" style:font-name="Times New Roman" fo:font-size="10pt" fo:font-weight="normal" officeooo:rsid="0007c08e" officeooo:paragraph-rsid="0005848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f9cdf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paragraph-rsid="000f9cd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paragraph-rsid="000f9cd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f9cdf"/>
    </style:style>
    <style:style style:name="T2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eda00"/>
    </style:style>
    <style:style style:name="T6" style:family="text">
      <style:text-properties officeooo:rsid="000f5c60"/>
    </style:style>
    <style:style style:name="T7" style:family="text">
      <style:text-properties style:font-name="Times New Roman1" fo:font-size="11pt" officeooo:rsid="000f5c60"/>
    </style:style>
    <style:style style:name="T8" style:family="text">
      <style:text-properties style:font-name="Times New Roman1" fo:font-size="11pt" fo:font-weight="bold" officeooo:rsid="000dcab5" style:font-weight-asian="bold" style:font-weight-complex="bold"/>
    </style:style>
    <style:style style:name="T9" style:family="text">
      <style:text-properties style:font-name="Times New Roman1" fo:font-size="11pt" officeooo:rsid="000dcab5"/>
    </style:style>
    <style:style style:name="T10" style:family="text">
      <style:text-properties style:font-name="Times New Roman1" fo:font-size="11pt" officeooo:rsid="001031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VU</text:span><text:span text:style-name="T9"> </text:span>le Code <text:span text:style-name="T10">g</text:span>énéral des <text:span text:style-name="T10">c</text:span>ollectivités <text:span text:style-name="T10">t</text:span>erritoriales, notamment les articles,</text:p>
      <text:p text:style-name="P4"/>
      <text:p text:style-name="P4"><text:span text:style-name="T3">VU</text:span> le Code,</text:p>
      <text:p text:style-name="P4"/>
      <text:p text:style-name="P4"><text:span text:style-name="T3">VU</text:span> le décret,</text:p>
      <text:p text:style-name="P4"/>
      <text:p text:style-name="P4"><text:span text:style-name="T3">VU</text:span> l’arrêté,</text:p>
      <text:p text:style-name="P4"/>
      <text:p text:style-name="P4"><text:span text:style-name="T3">VU</text:span> la délibération,</text:p>
      <text:p text:style-name="P4"/>
      <text:p text:style-name="P4"><text:span text:style-name="T3">VU</text:span> la circulaire,</text:p>
      <text:p text:style-name="P4"/>
      <text:p text:style-name="P4"><text:span text:style-name="T3">CONSIDERANT</text:span> </text:p>
      <text:p text:style-name="P4"/>
      <text:p text:style-name="P6">CONSIDERANT </text:p>
      <text:p text:style-name="P7"/>
      <text:p text:style-name="P5">ARRETE :</text:p>
      <text:p text:style-name="P7"/>
      <text:p text:style-name="P7"/>
      <text:p text:style-name="P3"><text:span text:style-name="T4">ARTICLE 1</text:span><text:span text:style-name="T2">er</text:span><text:span text:style-name="T3"> –</text:span> </text:p>
      <text:p text:style-name="P3"/>
      <text:p text:style-name="P3"><text:span text:style-name="T4">ARTICLE 2</text:span><text:span text:style-name="T3"> –</text:span> </text:p>
      <text:p text:style-name="P3"/>
      <text:p text:style-name="P3"><text:span text:style-name="T4">ARTICLE 3</text:span><text:span text:style-name="T3"> –</text:span> </text:p>
      <text:p text:style-name="P3"/>
      <text:p text:style-name="P3"><text:span text:style-name="T4">ARTICLE 4</text:span><text:span text:style-name="T3"> –</text:span> L<text:span text:style-name="T7">e présent arrêté</text:span> peut faire l’objet d’un recours pour excès de pouvoir devant le Tribunal Administratif de Montreuil dans un délai de deux mois à compter de sa publication et de sa réception par le représentant de L’État.</text:p>
      <text:p text:style-name="P3"/>
      <text:p text:style-name="P3"><text:span text:style-name="T4">ARTICLE 5</text:span><text:span text:style-name="T3"> –</text:span> Ampliation d<text:span text:style-name="T7">u</text:span> présent <text:span text:style-name="T7">arrêté</text:span> sera adressé<text:span text:style-name="T6">e</text:span> à<text:span text:style-name="T5"> </text:span>:</text:p>
      <text:p text:style-name="P3"/>
      <text:p text:style-name="P3"><text:tab/>• Monsieur le Préfet de la Seine-Saint-Denis,</text:p>
      <text:p text:style-name="P3"><text:tab/>• Monsieur le Procureur de la République,</text:p>
      <text:p text:style-name="P3"><text:tab/>• Monsieur le Trésorier Principal,</text:p>
      <text:p text:style-name="P3"><text:tab/>• Monsieur le Directeur général des services de la Ville de Bondy,</text:p>
      <text:p text:style-name="P3"><text:tab/>• Organisme/assoc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00%" style:page-number="auto">
        <style:tab-stops>
          <style:tab-stop style:position="0.499cm"/>
        </style:tab-stops>
      </style:paragraph-properties>
      <style:text-properties style:font-name="Times New Roman1" fo:font-family="'Times New Roman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76cm" style:type="center"/>
          <style:tab-stop style:position="17.75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line-height="100%" fo:text-align="center" style:justify-single-word="false"/>
      <style:text-properties fo:color="#999999" loext:opacity="100%" style:font-name="Times New Roman" fo:font-size="10pt" fo:font-weight="bold" officeooo:rsid="0002ad93" officeooo:paragraph-rsid="00058481" style:font-size-asian="10pt" style:font-weight-asian="bold" style:font-size-complex="10pt" style:font-weight-complex="bold"/>
    </style:style>
    <style:style style:name="MP2" style:family="paragraph" style:parent-style-name="Header">
      <style:paragraph-properties fo:margin-top="0cm" fo:margin-bottom="0cm" style:contextual-spacing="false" fo:line-height="100%" fo:text-align="center" style:justify-single-word="false"/>
      <style:text-properties fo:color="#999999" loext:opacity="100%" style:font-name="Times New Roman" fo:font-size="10pt" fo:font-weight="normal" officeooo:rsid="0007c08e" officeooo:paragraph-rsid="00058481" style:font-size-asian="10pt" style:font-weight-asian="normal" style:font-size-complex="10pt" style:font-weight-complex="normal"/>
    </style:style>
    <style:style style:name="MT1" style:family="text">
      <style:text-properties officeooo:rsid="000f9cdf"/>
    </style:style>
    <style:page-layout style:name="Mpm1">
      <style:page-layout-properties fo:page-width="21.001cm" fo:page-height="29.7cm" style:num-format="1" style:print-orientation="portrait" fo:margin-top="1cm" fo:margin-bottom="0cm" fo:margin-left="1.75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isir ci-dessous l<text:span text:style-name="MT1">'arrêté</text:span></text:p>
        <text:p text:style-name="MP2">ATTENTION : Ne pas faire de copier/coller depuis un autre traitement de texte que libre office : faire un copier/collage spécial/Texte non formaté. </text:p>
        <text:p text:style-name="MP2">Pour insérer des tableaux : soit les créer directement dans libre office, soit faire une capture d'écran de votre tableur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01-14T14:22:50.060000000</dc:date>
    <meta:editing-duration>PT17M58S</meta:editing-duration>
    <meta:editing-cycles>16</meta:editing-cycles>
    <meta:document-statistic meta:table-count="0" meta:image-count="0" meta:object-count="0" meta:page-count="1" meta:paragraph-count="22" meta:word-count="163" meta:character-count="1020" meta:non-whitespace-character-count="863"/>
  </office:meta>
</office:document-meta>
</file>